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385cm" fo:min-width="0.13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385cm" fo:min-width="0.135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61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svg:stroke-width="0.102cm" svg:stroke-color="#ff0000" draw:marker-start-width="0.508cm" draw:marker-end-width="0.508cm" draw:fill="none" draw:textarea-horizontal-align="justify" draw:textarea-vertical-align="middle" draw:auto-grow-height="false" fo:min-height="2.29cm" fo:min-width="2.04cm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ffbf00" draw:marker-start-width="0.508cm" draw:marker-end-width="0.508cm" draw:fill="none" draw:textarea-horizontal-align="justify" draw:textarea-vertical-align="middle" draw:auto-grow-height="false" fo:min-height="2.19cm" fo:min-width="1.94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Times New Roman" fo:font-size="18pt" style:font-size-asian="18pt" style:font-size-complex="18pt"/>
    </style:style>
    <style:style style:name="P4" style:family="paragraph">
      <loext:graphic-properties draw:fill="none" draw:fill-color="#ffffff"/>
      <style:text-properties style:font-name="Times New Roman" fo:font-size="18pt" style:font-size-asian="18pt" style:font-size-complex="18pt"/>
    </style:style>
    <style:style style:name="T1" style:family="text">
      <style:text-properties style:font-name="Times New Roman" fo:font-size="18pt" style:font-size-asian="18pt" style:font-size-complex="18pt"/>
    </style:style>
    <style:style style:name="T2" style:family="text">
      <style:text-properties style:font-name="Times New Roman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2.397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032cm" svg:y="2.778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667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302cm" svg:y="2.778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4.937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572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207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842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477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12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8.747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382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017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652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1.287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22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2.397cm" svg:y="3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032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667cm" svg:y="3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302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4.937cm" svg:y="3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572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207cm" svg:y="3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842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477cm" svg:y="3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12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8.747cm" svg:y="3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382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017cm" svg:y="3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652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1.287cm" svg:y="3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22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2.397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032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667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302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4.937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572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207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842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477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12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8.747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382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017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652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1.287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22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2.397cm" svg:y="4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032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667cm" svg:y="4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302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4.937cm" svg:y="4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572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207cm" svg:y="4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842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477cm" svg:y="4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12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8.747cm" svg:y="4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382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017cm" svg:y="4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652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1.287cm" svg:y="4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22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2.397cm" svg:y="5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032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667cm" svg:y="5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302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4.937cm" svg:y="5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572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207cm" svg:y="5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842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477cm" svg:y="5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12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8.747cm" svg:y="5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382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017cm" svg:y="5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652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1.287cm" svg:y="5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22cm" svg:y="5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2.397cm" svg:y="5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032cm" svg:y="5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667cm" svg:y="5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302cm" svg:y="5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4.937cm" svg:y="5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572cm" svg:y="5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207cm" svg:y="5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842cm" svg:y="5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477cm" svg:y="5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12cm" svg:y="5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8.747cm" svg:y="5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382cm" svg:y="5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017cm" svg:y="5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652cm" svg:y="5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1.287cm" svg:y="5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22cm" svg:y="5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2.397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032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667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302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4.937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572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207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842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477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12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8.747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382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017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652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1.287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22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2.397cm" svg:y="7.2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032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667cm" svg:y="7.2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302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4.937cm" svg:y="7.2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572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207cm" svg:y="7.2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842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477cm" svg:y="7.2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12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8.747cm" svg:y="7.2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382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017cm" svg:y="7.2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652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1.287cm" svg:y="7.2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22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2.397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032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667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302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4.937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572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207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842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477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12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8.747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382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017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652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1.287cm" svg:y="7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22cm" svg:y="7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2.39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032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66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302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4.93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572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20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842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47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12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8.74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382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01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652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1.28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22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2.397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032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667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302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4.937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572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207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842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477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12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8.747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382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017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652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1.287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22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2.397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032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667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302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4.937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572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207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842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477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12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8.747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382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017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652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1.287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22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2.397cm" svg:y="10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032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667cm" svg:y="10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302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4.937cm" svg:y="10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572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207cm" svg:y="10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842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477cm" svg:y="10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12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8.747cm" svg:y="10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382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017cm" svg:y="10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652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1.287cm" svg:y="10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22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2.397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032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667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302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4.937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572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207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842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477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12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8.747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382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017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652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1.287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22cm" svg:y="11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2.397cm" svg:y="11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032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667cm" svg:y="11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302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4.937cm" svg:y="11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572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207cm" svg:y="11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842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477cm" svg:y="11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12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8.747cm" svg:y="11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382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017cm" svg:y="11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652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1.287cm" svg:y="11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22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2.397cm" svg:y="12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032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667cm" svg:y="12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302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4.937cm" svg:y="12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572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207cm" svg:y="12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842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477cm" svg:y="12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12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8.747cm" svg:y="12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382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017cm" svg:y="12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652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1.287cm" svg:y="12.3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22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54cm" svg:height="0.254cm" svg:x="7.351cm" svg:y="7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303cm" svg:y1="3.159cm" svg:x2="12.938cm" svg:y2="2.524cm">
          <text:p/>
        </draw:line>
        <draw:line draw:style-name="gr4" draw:text-style-name="P1" draw:layer="layout" svg:x1="12.938cm" svg:y1="2.524cm" svg:x2="17.256cm" svg:y2="2.524cm">
          <text:p/>
        </draw:line>
        <draw:frame draw:style-name="gr5" draw:text-style-name="P4" draw:layer="layout" svg:width="4.826cm" svg:height="0.954cm" svg:x="12.811cm" svg:y="1.613cm">
          <draw:text-box>
            <text:p text:style-name="P3"><text:span text:style-name="T1">(</text:span><text:span text:style-name="T2">x</text:span><text:span text:style-name="T1"> </text:span><text:span text:style-name="T1">+</text:span><text:span text:style-name="T1"> </text:span><text:span text:style-name="T1">7</text:span><text:span text:style-name="T1">.</text:span><text:span text:style-name="T1">5</text:span><text:span text:style-name="T1">,</text:span><text:span text:style-name="T1"> </text:span><text:span text:style-name="T2">y</text:span><text:span text:style-name="T1"> </text:span><text:span text:style-name="T1">–</text:span><text:span text:style-name="T1"> </text:span><text:span text:style-name="T1">7</text:span><text:span text:style-name="T1">.</text:span><text:span text:style-name="T1">5</text:span><text:span text:style-name="T1">)</text:span></text:p>
          </draw:text-box>
        </draw:frame>
        <draw:line draw:style-name="gr4" draw:text-style-name="P1" draw:layer="layout" svg:x1="7.477cm" svg:y1="7.858cm" svg:x2="7.858cm" svg:y2="7.477cm">
          <text:p/>
        </draw:line>
        <draw:line draw:style-name="gr4" draw:text-style-name="P1" draw:layer="layout" svg:x1="7.858cm" svg:y1="7.477cm" svg:x2="14.208cm" svg:y2="7.477cm">
          <text:p/>
        </draw:line>
        <draw:frame draw:style-name="gr6" draw:text-style-name="P4" draw:layer="layout" svg:width="4.826cm" svg:height="1.673cm" svg:x="12.681cm" svg:y="6.563cm">
          <draw:text-box>
            <text:p text:style-name="P3"><text:span text:style-name="T1">(</text:span><text:span text:style-name="T2">x</text:span><text:span text:style-name="T1">,</text:span><text:span text:style-name="T1"> </text:span><text:span text:style-name="T2">y</text:span><text:span text:style-name="T1">)</text:span></text:p>
          </draw:text-box>
        </draw:frame>
        <draw:line draw:style-name="gr4" draw:text-style-name="P1" draw:layer="layout" svg:x1="7.778cm" svg:y1="8.759cm" svg:x2="8.366cm" svg:y2="8.239cm">
          <text:p/>
        </draw:line>
        <draw:line draw:style-name="gr4" draw:text-style-name="P1" draw:layer="layout" svg:x1="8.366cm" svg:y1="8.239cm" svg:x2="17.383cm" svg:y2="8.239cm">
          <text:p/>
        </draw:line>
        <draw:frame draw:style-name="gr5" draw:text-style-name="P4" draw:layer="layout" svg:width="4.826cm" svg:height="0.954cm" svg:x="12.811cm" svg:y="7.413cm">
          <draw:text-box>
            <text:p text:style-name="P3"><text:span text:style-name="T1">(</text:span><text:span text:style-name="T2">x</text:span><text:span text:style-name="T1"> </text:span><text:span text:style-name="T1">+</text:span><text:span text:style-name="T1"> </text:span><text:span text:style-name="T1">0</text:span><text:span text:style-name="T1">.</text:span><text:span text:style-name="T1">5</text:span><text:span text:style-name="T1">,</text:span><text:span text:style-name="T1"> </text:span><text:span text:style-name="T2">y</text:span><text:span text:style-name="T1"> </text:span><text:span text:style-name="T1">+</text:span><text:span text:style-name="T1"> </text:span><text:span text:style-name="T1">1</text:span><text:span text:style-name="T1">.</text:span><text:span text:style-name="T1">5</text:span><text:span text:style-name="T1">)</text:span></text:p>
          </draw:text-box>
        </draw:frame>
        <draw:line draw:style-name="gr4" draw:text-style-name="P1" draw:layer="layout" svg:x1="5.278cm" svg:y1="11.359cm" svg:x2="5.866cm" svg:y2="10.839cm">
          <text:p/>
        </draw:line>
        <draw:line draw:style-name="gr4" draw:text-style-name="P1" draw:layer="layout" svg:x1="5.826cm" svg:y1="10.906cm" svg:x2="17.383cm" svg:y2="10.906cm">
          <text:p/>
        </draw:line>
        <draw:frame draw:style-name="gr5" draw:text-style-name="P4" draw:layer="layout" svg:width="4.826cm" svg:height="0.954cm" svg:x="12.811cm" svg:y="10.013cm">
          <draw:text-box>
            <text:p text:style-name="P3"><text:span text:style-name="T1">(</text:span><text:span text:style-name="T2">x</text:span><text:span text:style-name="T1"> </text:span><text:span text:style-name="T1">-</text:span><text:span text:style-name="T1"> </text:span><text:span text:style-name="T1">2</text:span><text:span text:style-name="T1">.</text:span><text:span text:style-name="T1">5</text:span><text:span text:style-name="T1">,</text:span><text:span text:style-name="T1"> </text:span><text:span text:style-name="T2">y</text:span><text:span text:style-name="T1"> </text:span><text:span text:style-name="T1">+</text:span><text:span text:style-name="T1"> </text:span><text:span text:style-name="T1">5</text:span><text:span text:style-name="T1">.</text:span><text:span text:style-name="T1">5</text:span><text:span text:style-name="T1">)</text:span></text:p>
          </draw:text-box>
        </draw:frame>
        <draw:custom-shape draw:style-name="gr7" draw:text-style-name="P1" draw:layer="layout" svg:width="2.54cm" svg:height="2.54cm" svg:x="2.397cm" svg:y="2.7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4cm" svg:height="2.54cm" svg:x="7.497cm" svg:y="2.77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14:35:25.179594924</meta:creation-date>
    <dc:date>2018-12-19T15:00:01.900022665</dc:date>
    <meta:editing-duration>PT13M55S</meta:editing-duration>
    <meta:editing-cycles>3</meta:editing-cycles>
    <meta:generator>LibreOffice/6.1.3.2$Linux_X86_64 LibreOffice_project/10$Build-2</meta:generator>
    <meta:document-statistic meta:object-count="271"/>
  </office:meta>
</office:document-meta>
</file>